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5c82"/>
    </style:style>
    <style:style style:name="P2" style:family="paragraph" style:parent-style-name="Standard">
      <style:text-properties officeooo:paragraph-rsid="00225e04"/>
    </style:style>
    <style:style style:name="P3" style:family="paragraph" style:parent-style-name="Standard">
      <style:text-properties officeooo:paragraph-rsid="0029c816"/>
    </style:style>
    <style:style style:name="P4" style:family="paragraph" style:parent-style-name="Standard">
      <style:text-properties officeooo:paragraph-rsid="002bc730"/>
    </style:style>
    <style:style style:name="P5" style:family="paragraph" style:parent-style-name="Standard">
      <style:text-properties officeooo:paragraph-rsid="002d57ac"/>
    </style:style>
    <style:style style:name="P6" style:family="paragraph" style:parent-style-name="Standard">
      <style:text-properties officeooo:rsid="00202026" officeooo:paragraph-rsid="002bc730"/>
    </style:style>
    <style:style style:name="P7" style:family="paragraph" style:parent-style-name="Standard">
      <style:text-properties officeooo:paragraph-rsid="0032158f"/>
    </style:style>
    <style:style style:name="P8" style:family="paragraph" style:parent-style-name="Standard">
      <style:text-properties officeooo:paragraph-rsid="003d062c"/>
    </style:style>
    <style:style style:name="P9" style:family="paragraph" style:parent-style-name="Standard">
      <style:text-properties officeooo:rsid="00409540" officeooo:paragraph-rsid="00409540"/>
    </style:style>
    <style:style style:name="P10" style:family="paragraph" style:parent-style-name="Standard">
      <style:text-properties officeooo:rsid="00409540" officeooo:paragraph-rsid="0042bf62"/>
    </style:style>
    <style:style style:name="P11" style:family="paragraph" style:parent-style-name="Standard">
      <style:text-properties officeooo:rsid="00409540" officeooo:paragraph-rsid="004e8bfa"/>
    </style:style>
    <style:style style:name="P12" style:family="paragraph" style:parent-style-name="Standard">
      <style:text-properties officeooo:rsid="003d062c" officeooo:paragraph-rsid="003d062c"/>
    </style:style>
    <style:style style:name="P13" style:family="paragraph" style:parent-style-name="Standard">
      <style:text-properties officeooo:paragraph-rsid="0055786b"/>
    </style:style>
    <style:style style:name="T1" style:family="text">
      <style:text-properties officeooo:rsid="001c7f54"/>
    </style:style>
    <style:style style:name="T2" style:family="text">
      <style:text-properties officeooo:rsid="001d9520"/>
    </style:style>
    <style:style style:name="T3" style:family="text">
      <style:text-properties officeooo:rsid="001e5c82"/>
    </style:style>
    <style:style style:name="T4" style:family="text">
      <style:text-properties officeooo:rsid="001fb191"/>
    </style:style>
    <style:style style:name="T5" style:family="text">
      <style:text-properties officeooo:rsid="00202026"/>
    </style:style>
    <style:style style:name="T6" style:family="text">
      <style:text-properties officeooo:rsid="00225e04"/>
    </style:style>
    <style:style style:name="T7" style:family="text">
      <style:text-properties officeooo:rsid="00244648"/>
    </style:style>
    <style:style style:name="T8" style:family="text">
      <style:text-properties officeooo:rsid="0025dc40"/>
    </style:style>
    <style:style style:name="T9" style:family="text">
      <style:text-properties officeooo:rsid="00262c40"/>
    </style:style>
    <style:style style:name="T10" style:family="text">
      <style:text-properties officeooo:rsid="00279cdc"/>
    </style:style>
    <style:style style:name="T11" style:family="text">
      <style:text-properties officeooo:rsid="00287999"/>
    </style:style>
    <style:style style:name="T12" style:family="text">
      <style:text-properties officeooo:rsid="0029c816"/>
    </style:style>
    <style:style style:name="T13" style:family="text">
      <style:text-properties officeooo:rsid="0029cb10"/>
    </style:style>
    <style:style style:name="T14" style:family="text">
      <style:text-properties officeooo:rsid="002d57ac"/>
    </style:style>
    <style:style style:name="T15" style:family="text">
      <style:text-properties officeooo:rsid="002f003d"/>
    </style:style>
    <style:style style:name="T16" style:family="text">
      <style:text-properties officeooo:rsid="002fa725"/>
    </style:style>
    <style:style style:name="T17" style:family="text">
      <style:text-properties officeooo:rsid="0032158f"/>
    </style:style>
    <style:style style:name="T18" style:family="text">
      <style:text-properties officeooo:rsid="0033ffa8"/>
    </style:style>
    <style:style style:name="T19" style:family="text">
      <style:text-properties officeooo:rsid="00360316"/>
    </style:style>
    <style:style style:name="T20" style:family="text">
      <style:text-properties officeooo:rsid="0037733a"/>
    </style:style>
    <style:style style:name="T21" style:family="text">
      <style:text-properties officeooo:rsid="00388600"/>
    </style:style>
    <style:style style:name="T22" style:family="text">
      <style:text-properties officeooo:rsid="0038883f"/>
    </style:style>
    <style:style style:name="T23" style:family="text">
      <style:text-properties officeooo:rsid="003939a3"/>
    </style:style>
    <style:style style:name="T24" style:family="text">
      <style:text-properties officeooo:rsid="003a2687"/>
    </style:style>
    <style:style style:name="T25" style:family="text">
      <style:text-properties officeooo:rsid="003d062c"/>
    </style:style>
    <style:style style:name="T26" style:family="text">
      <style:text-properties officeooo:rsid="003d7baf"/>
    </style:style>
    <style:style style:name="T27" style:family="text">
      <style:text-properties officeooo:rsid="003f49f9"/>
    </style:style>
    <style:style style:name="T28" style:family="text">
      <style:text-properties officeooo:rsid="0040b55d"/>
    </style:style>
    <style:style style:name="T29" style:family="text">
      <style:text-properties officeooo:rsid="00457885"/>
    </style:style>
    <style:style style:name="T30" style:family="text">
      <style:text-properties officeooo:rsid="00473d82"/>
    </style:style>
    <style:style style:name="T31" style:family="text">
      <style:text-properties officeooo:rsid="0048e214"/>
    </style:style>
    <style:style style:name="T32" style:family="text">
      <style:text-properties officeooo:rsid="004917af"/>
    </style:style>
    <style:style style:name="T33" style:family="text">
      <style:text-properties officeooo:rsid="0049a5a7"/>
    </style:style>
    <style:style style:name="T34" style:family="text">
      <style:text-properties officeooo:rsid="004b3770"/>
    </style:style>
    <style:style style:name="T35" style:family="text">
      <style:text-properties officeooo:rsid="004bfa43"/>
    </style:style>
    <style:style style:name="T36" style:family="text">
      <style:text-properties officeooo:rsid="004e8bfa"/>
    </style:style>
    <style:style style:name="T37" style:family="text">
      <style:text-properties officeooo:rsid="0053e5bc"/>
    </style:style>
    <style:style style:name="T38" style:family="text">
      <style:text-properties officeooo:rsid="005578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→<text:span text:style-name="T6"> Prozessparadigma</text:span></text:p>
      <text:p text:style-name="Standard"><text:tab/>→<text:span text:style-name="T38"> geben grobe Struktur von Softwareprozessen vor.</text:span></text:p>
      <text:p text:style-name="Standard"><text:tab/>→<text:span text:style-name="T38"> geht nicht auf konkrete Rollen, Zuständigkeiten oder detailierte Abläufe ein.</text:span></text:p>
      <text:p text:style-name="Standard"><text:tab/>→<text:span text:style-name="T6"> Kernaktivitäten der SE können unterschiedlich ablaufen, daher gibt es </text:span></text:p>
      <text:p text:style-name="Standard"><text:tab/><text:tab/><text:span text:style-name="T6">unterschiedliche Vorgehensmodelle.</text:span></text:p>
      <text:p text:style-name="Standard"><text:tab/>→<text:span text:style-name="T6"> Welche Phasen sind Vertreten, wie kommt man von Phase A nach B… .</text:span></text:p>
      <text:p text:style-name="Standard"><text:tab/>→<text:span text:style-name="T7"> Paradigmen: Wasserfall-Modell, V-Modell, Evolutionäre Entwicklung.</text:span></text:p>
      <text:p text:style-name="Standard"/>
      <text:p text:style-name="Standard">→<text:span text:style-name="T8"> Softwareprozessmodell-Rahmenwerk</text:span></text:p>
      <text:p text:style-name="Standard"><text:tab/>→<text:span text:style-name="T37"> Softwareprozessmodell-Rahmenwerk folgt der im Prozessparadigma vorgestellten </text:span></text:p>
      <text:p text:style-name="Standard"><text:tab/><text:tab/><text:span text:style-name="T37">Struktur, z.B.: Wasserfall-Modell, V-Modell oder Evolutionäre Entwicklung.</text:span></text:p>
      <text:p text:style-name="Standard"><text:tab/>→<text:span text:style-name="T8"> Aufbauend auf Prozessparadigma werden Rahmenwerke erstellt: <text:tab/><text:tab/><text:tab/><text:tab/><text:tab/>Rational Unifie Process (RUP), V-Modell XT, Scrum</text:span></text:p>
      <text:p text:style-name="P13"><text:tab/>→<text:span text:style-name="T10"> Rollen, Zuständigkeit, Aktivitäten und deren Abläufe.</text:span></text:p>
      <text:p text:style-name="Standard"><text:tab/>→<text:span text:style-name="T8"> Blaupause für Softwareprozessmodell, das an Unternehmen angepasst werden muss.</text:span></text:p>
      <text:p text:style-name="Standard"/>
      <text:p text:style-name="Standard">→<text:span text:style-name="T8"> <text:s/>Softwareprozessmodell</text:span></text:p>
      <text:p text:style-name="Standard"><text:tab/>→<text:span text:style-name="T8"> Rollen festlegen, durchzuführende Aktivitäten festlegen, Reihenfolge der</text:span></text:p>
      <text:p text:style-name="Standard"><text:tab/><text:tab/><text:span text:style-name="T8">Aktivitäten festlegen, Werkzeuge festlegen… .</text:span></text:p>
      <text:p text:style-name="Standard"/>
      <text:p text:style-name="Standard">→<text:span text:style-name="T9"> Notwendigkeit für Prozessparadigma, Prozessmodell-Rahmenwerk u. SW-Prozessmodell</text:span></text:p>
      <text:p text:style-name="Standard"><text:tab/>→<text:span text:style-name="T9"> Organisatorische Komplexität.</text:span></text:p>
      <text:p text:style-name="Standard"><text:tab/><text:tab/>→<text:span text:style-name="T9"> Bedingt durch Beteiligung verschiedener Rollen.</text:span></text:p>
      <text:p text:style-name="Standard"><text:tab/><text:tab/>→<text:span text:style-name="T9"> Vielfältige Aktivitäten.</text:span></text:p>
      <text:p text:style-name="Standard"/>
      <text:p text:style-name="Standard">→<text:span text:style-name="T10"> Unterschied zwischen SPM-Rahmenwerk und individuellen SPM</text:span></text:p>
      <text:p text:style-name="Standard"><text:tab/>→<text:span text:style-name="T10"> SPM-Rahmenwerk: Vorlage für Erstellung eigenes individuelles SPM.</text:span></text:p>
      <text:p text:style-name="Standard"><text:tab/>→<text:span text:style-name="T10"> Eigenschaften SPM-Rahmenwerk: </text:span></text:p>
      <text:p text:style-name="Standard"><text:tab/><text:tab/>→<text:span text:style-name="T10"> Folge vorgegebener Strukturen des Prozessparadigmas.</text:span></text:p>
      <text:p text:style-name="Standard"><text:tab/><text:tab/>→<text:span text:style-name="T10"> Erweiterte Struktur des Prozessparadigmas um detaillierte Beschreibung </text:span></text:p>
      <text:p text:style-name="Standard"><text:tab/><text:tab/><text:tab/><text:span text:style-name="T10">zu: Rollen, Zuständigkeit, Aktivitäten und deren Abläufe.</text:span></text:p>
      <text:p text:style-name="Standard"><text:tab/>→<text:span text:style-name="T11"> Eigenschaften Softwareprozessmodell:</text:span></text:p>
      <text:p text:style-name="Standard"><text:tab/><text:tab/>→<text:span text:style-name="T11"> Berücksichtigt organisationsbedingte Besonderheiten.</text:span></text:p>
      <text:p text:style-name="Standard"><text:tab/><text:tab/>→<text:span text:style-name="T11"> </text:span></text:p>
      <text:p text:style-name="Standard"/>
      <text:p text:style-name="Standard">→<text:span text:style-name="T11"> Wasserfallmodell</text:span></text:p>
      <text:p text:style-name="Standard"><text:tab/>→<text:span text:style-name="T11"> Phasen vollständig abschließen, erst dann Übergang zur nächsten Phase.</text:span></text:p>
      <text:p text:style-name="Standard"><text:tab/>→<text:span text:style-name="T11"> Immer ein Ergebnis-Artefakt wird an nächste Phase gereicht.</text:span></text:p>
      <text:p text:style-name="Standard"><text:tab/>→<text:span text:style-name="T13"> Durch sequenziellen Ablauf gut Planbar (Management).</text:span></text:p>
      <text:p text:style-name="Standard"/>
      <text:p text:style-name="P3">→<text:span text:style-name="T12"> V-Modell</text:span></text:p>
      <text:p text:style-name="P3"><text:tab/>→<text:span text:style-name="T13"> Wie Wasserfall nur um Quallitätssichernde Phasen erweitert.</text:span></text:p>
      <text:p text:style-name="P3"/>
      <text:p text:style-name="P3">→<text:span text:style-name="T14"> Vor- und Nachteile Wasserfallmodell</text:span></text:p>
      <text:p text:style-name="P3"><text:tab/>→<text:span text:style-name="T14"> Vorteil aus Managementsicht:</text:span></text:p>
      <text:p text:style-name="P3"><text:tab/><text:tab/>→<text:span text:style-name="T14"> Gliederung des SW-Prozesses in Phasen samt definierten Ergebnissen.</text:span></text:p>
      <text:p text:style-name="P5"><text:tab/><text:tab/><text:tab/>→<text:span text:style-name="T14"> Aktuellen Zustand und Projektfortschritt überwachen.</text:span><text:tab/></text:p>
      <text:p text:style-name="P5"><text:tab/><text:tab/><text:tab/>→<text:span text:style-name="T14"> Organisatorische Zuständigkeiten festlegen.</text:span></text:p>
      <text:p text:style-name="P3"><text:tab/>→<text:span text:style-name="T14"> Nachteil aus Managementsicht:</text:span></text:p>
      <text:p text:style-name="P3"><text:tab/><text:tab/>→<text:span text:style-name="T14"> Starre Reihenfolge (Widerspruch der Erkenntnisgetriebenheit).</text:span></text:p>
      <text:p text:style-name="P3"><text:tab/><text:tab/>→<text:span text:style-name="T15"> Start nachfolgender Phasen erst bei vollständigen Abschluss der aktuellen Phase.</text:span></text:p>
      <text:p text:style-name="P3"><text:tab/><text:tab/>→<text:span text:style-name="T15"> Maßnahmen zur QS bremsen Projektfortschritt.</text:span></text:p>
      <text:p text:style-name="P3"><text:soft-page-break/></text:p>
      <text:p text:style-name="P3"/>
      <text:p text:style-name="P3">→<text:span text:style-name="T16"> Evolutionäre Entwicklung </text:span></text:p>
      <text:p text:style-name="P3"><text:tab/>→<text:span text:style-name="T16"> Grundidee (Aufbau)</text:span></text:p>
      <text:p text:style-name="P3"><text:tab/><text:tab/>→<text:span text:style-name="T16"> Erstellung des Softwaresystems in mehreren sich wiederholenden Zyklen.</text:span></text:p>
      <text:p text:style-name="P3"><text:tab/>→<text:span text:style-name="T16"> Ablauf eines Zyklus</text:span></text:p>
      <text:p text:style-name="P3"><text:tab/><text:tab/>→<text:span text:style-name="T16"> Festlegen welche Funktionen in diesem Zyklus umgesetzt werden sollen.</text:span></text:p>
      <text:p text:style-name="P3"><text:tab/><text:tab/>→<text:span text:style-name="T16"> Umsetzen der Funktionen.</text:span></text:p>
      <text:p text:style-name="P3"><text:tab/><text:tab/>→<text:span text:style-name="T16"> Integration der neuen Funktionen in das bestehende System.</text:span></text:p>
      <text:p text:style-name="P3"><text:tab/><text:tab/>→<text:span text:style-name="T16"> Testen und Bewerten der aktuellen Softwareversion.</text:span></text:p>
      <text:p text:style-name="P3"/>
      <text:p text:style-name="P3">-------------<text:span text:style-name="T5">Evolutionäre Entwicklung----------------</text:span></text:p>
      <text:p text:style-name="P3">→<text:span text:style-name="T5"> Iterativ (Software wird durch Durchlauf mehrere Sprints erstellt).</text:span></text:p>
      <text:p text:style-name="P4">→<text:span text:style-name="T5"> Inkrementell (Software gewinnt immer mehr an Funktionalität, durch Integration der</text:span></text:p>
      <text:p text:style-name="P6"><text:tab/>neuen Funktionalität (nach Durchlauf der Phasen), in die Software).</text:p>
      <text:p text:style-name="Standard"/>
      <text:p text:style-name="Standard">---------------<text:span text:style-name="T3">V-Modell XT----------------------------</text:span></text:p>
      <text:p text:style-name="P2">→<text:span text:style-name="T1"> Projekttypen.</text:span></text:p>
      <text:p text:style-name="Standard"><text:tab/>→<text:span text:style-name="T1"> das eigene Softwareprojekt in Projekttyp einordnen.</text:span></text:p>
      <text:p text:style-name="Standard"><text:tab/>→<text:span text:style-name="T17"> Projekttypen: </text:span></text:p>
      <text:p text:style-name="Standard"><text:tab/><text:tab/>→<text:span text:style-name="T17"> Für Auftraggeber, Auftragnehmer?</text:span></text:p>
      <text:p text:style-name="P7"><text:tab/><text:tab/><text:tab/>→<text:span text:style-name="T17"> für jeden Projekttypen wird beschrieben, welche Vorgehensbausteine </text:span></text:p>
      <text:p text:style-name="P7"><text:tab/><text:tab/><text:tab/><text:tab/><text:span text:style-name="T17">eingesetzt werden müssen und welche optional sind.</text:span><text:tab/></text:p>
      <text:p text:style-name="Standard"/>
      <text:p text:style-name="Standard">→<text:span text:style-name="T2"> Projektdurchführungsstrategien und entscheidungspunkte.</text:span></text:p>
      <text:p text:style-name="Standard"><text:tab/>→<text:span text:style-name="T18"> In Entscheidungspunkten wird entschieden ob eine Projektfortschrittsstufe (Phase) <text:tab/><text:tab/><text:tab/>erreicht wird.</text:span></text:p>
      <text:p text:style-name="Standard"><text:tab/>→<text:span text:style-name="T19"> In Entscheidungspunkten ist definiert, welche Produkte, Ergebnisse fertiggestellt werden.</text:span></text:p>
      <text:p text:style-name="Standard"><text:tab/>→<text:span text:style-name="T20"> Reihenfolge der Entscheidungspunkte wird in der Projektdurchführungsstrategie <text:tab/><text:tab/><text:tab/>festgelegt.</text:span></text:p>
      <text:p text:style-name="Standard"><text:tab/>→<text:span text:style-name="T2"> Projektdurchführungsstrategie abhängig vom Projekttyp.</text:span></text:p>
      <text:p text:style-name="Standard"/>
      <text:p text:style-name="Standard">→<text:span text:style-name="T3"> Vorgehensbausteine.</text:span></text:p>
      <text:p text:style-name="Standard"><text:tab/>→<text:span text:style-name="T22"> WAS von WEM in einem Projekt zu tun ist.</text:span></text:p>
      <text:p text:style-name="Standard"><text:tab/>→<text:span text:style-name="T3"> Beschreiben: Aktivitäten, Rollen, Ergebnisse die in den Aktivitäten produziert werden.</text:span></text:p>
      <text:p text:style-name="Standard"><text:tab/>→<text:span text:style-name="T21"> Projekttyp entscheidet, ob sie zur Anwendung kommen müssen oder nicht.</text:span></text:p>
      <text:p text:style-name="Standard"/>
      <text:p text:style-name="Standard">→<text:span text:style-name="T3"> Referenzen.</text:span></text:p>
      <text:p text:style-name="Standard"><text:tab/>→<text:span text:style-name="T3"> Definieren: Rollen, Aktivitäten, Artefakte.</text:span></text:p>
      <text:p text:style-name="Standard"/>
      <text:p text:style-name="Standard"/>
      <text:p text:style-name="P1">------------- Rational Unified Prozess (RUP) -------------</text:p>
      <text:p text:style-name="Standard">→<text:span text:style-name="T4"> Einteilung des Softwareprojekts in 4 Phasen.</text:span></text:p>
      <text:p text:style-name="Standard"><text:tab/>→<text:span text:style-name="T4"> Inception: RE, Spezifikation, Architektur.</text:span></text:p>
      <text:p text:style-name="Standard"><text:tab/>→<text:span text:style-name="T4"> Elaboration: Anforderungen verfeinern,</text:span></text:p>
      <text:p text:style-name="Standard"><text:tab/><text:tab/><text:span text:style-name="T4">Architektur beschreiben.</text:span></text:p>
      <text:p text:style-name="Standard"><text:tab/>→<text:span text:style-name="T4"> Construktion: Programmcode erzeugen.</text:span></text:p>
      <text:p text:style-name="Standard"><text:tab/>→<text:span text:style-name="T4"> Transition: Überführung in Betriebsumgebung.</text:span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------------<text:span text:style-name="T23">Scrum-------------</text:span></text:p>
      <text:p text:style-name="Standard">→<text:span text:style-name="T24"> Rollen:</text:span></text:p>
      <text:p text:style-name="Standard"><text:tab/>→<text:span text:style-name="T23"> Product Owner</text:span></text:p>
      <text:p text:style-name="Standard"><text:tab/><text:tab/>→<text:span text:style-name="T24"> Repressentiert Bedürfnisse des Kunden/Anwenders.</text:span></text:p>
      <text:p text:style-name="Standard"><text:tab/><text:tab/>→<text:span text:style-name="T24"> Verantwortlich für das RE.</text:span></text:p>
      <text:p text:style-name="Standard"><text:tab/><text:tab/>→<text:span text:style-name="T25"> Einzige Schnittstelle zwischen Entwickler und Stakeholder.</text:span></text:p>
      <text:p text:style-name="Standard"><text:tab/><text:tab/>→<text:span text:style-name="T25"> Priorisiert Anforderungen, Prüft das Ergebnis.</text:span></text:p>
      <text:p text:style-name="P8"><text:tab/></text:p>
      <text:p text:style-name="P8"><text:tab/>→<text:span text:style-name="T25"> Team</text:span></text:p>
      <text:p text:style-name="P12"><text:tab/><text:tab/>→ Technische Konzeption, Konstruktion und Qualitätssicherung der SW.<text:tab/></text:p>
      <text:p text:style-name="P8"><text:tab/><text:tab/>→<text:span text:style-name="T26"> Arbeitet selbstorganisiert und autonom.</text:span></text:p>
      <text:p text:style-name="P8"><text:tab/><text:tab/></text:p>
      <text:p text:style-name="P8"><text:tab/>→<text:span text:style-name="T26"> Scrum Master</text:span></text:p>
      <text:p text:style-name="P8"><text:tab/><text:tab/>→<text:span text:style-name="T27"> Begleitet alle Aktivitäten moderierend.</text:span></text:p>
      <text:p text:style-name="P8"><text:tab/><text:tab/>→<text:span text:style-name="T26"> Sorgt für Einhaltung der zeitliche und organisatorische Vorgaben in einem Zyklus.</text:span></text:p>
      <text:p text:style-name="P8"/>
      <text:p text:style-name="P9">→ Elemente zur Verwaltung und Steuerung des Projektes:</text:p>
      <text:p text:style-name="P9"><text:tab/>→ <text:span text:style-name="T28">Product Backlog</text:span></text:p>
      <text:p text:style-name="P9"><text:tab/><text:tab/>→<text:span text:style-name="T28"> Sammlung aller Anforderungen an das System.</text:span></text:p>
      <text:p text:style-name="P9"><text:tab/></text:p>
      <text:p text:style-name="P9"><text:tab/>→<text:span text:style-name="T28"> Sprint Backlog (Sprint = ein Zyklus)</text:span></text:p>
      <text:p text:style-name="P9"><text:tab/><text:tab/>→<text:span text:style-name="T28"> Liste von Anforderungen die im Sprint umgesetzt werden sollen.</text:span></text:p>
      <text:p text:style-name="P9"/>
      <text:p text:style-name="P9"><text:tab/>→<text:span text:style-name="T28"> Velocity</text:span></text:p>
      <text:p text:style-name="P10"><text:tab/><text:tab/>→<text:span text:style-name="T28"> Kennzahl die Menge und Umfang von Funktionen in einem Zyklus vom <text:tab/><text:tab/><text:tab/><text:tab/>Team erbracht wird.</text:span></text:p>
      <text:p text:style-name="P10"><text:tab/><text:tab/>→<text:span text:style-name="T29"> Anhaltspunkt wie viele Anforderungen sich ein Team aus dem Product Backlog</text:span></text:p>
      <text:p text:style-name="P10"><text:tab/><text:tab/><text:tab/><text:span text:style-name="T29">in den Sprint Backlog laden kann.</text:span></text:p>
      <text:p text:style-name="P10"/>
      <text:p text:style-name="P10">→<text:span text:style-name="T30"> Aktivitäten</text:span></text:p>
      <text:p text:style-name="P10"><text:tab/>→<text:span text:style-name="T30"> Für jeden Sprint ein Sprint Backlog aus dem Product Backlog erstellen.</text:span></text:p>
      <text:p text:style-name="P10"><text:tab/>→<text:span text:style-name="T31"> Anforderungen vom Team umsetzen.</text:span></text:p>
      <text:p text:style-name="P10"><text:tab/>→<text:span text:style-name="T31"> Jeden Tag Statusbesprechung (Daily Scrum).</text:span></text:p>
      <text:p text:style-name="P10"><text:tab/>→<text:span text:style-name="T32"> Bestimmung der Anforderungen für den nächsten Sprint.</text:span></text:p>
      <text:p text:style-name="P10"/>
      <text:p text:style-name="P10">→<text:span text:style-name="T33"> Ablauf eines Sprints</text:span></text:p>
      <text:p text:style-name="P10"><text:tab/>→<text:span text:style-name="T33"> Sprint Planning</text:span></text:p>
      <text:p text:style-name="P10"><text:tab/><text:tab/>→<text:span text:style-name="T33"> Product Owner Stellt Anforderungen für nächsten Sprint vor.</text:span></text:p>
      <text:p text:style-name="P10"><text:tab/><text:tab/>→<text:span text:style-name="T33"> Team schätzt Umfang ab und erstellt Sprint Backlog nach Velocity.</text:span></text:p>
      <text:p text:style-name="P10"><text:tab/><text:tab/>→<text:span text:style-name="T34"> </text:span></text:p>
      <text:p text:style-name="P10"><text:tab/>→<text:span text:style-name="T33"> Sprint Durchführung</text:span></text:p>
      <text:p text:style-name="P10"><text:tab/>→<text:span text:style-name="T33"> Sprint Rewiew</text:span></text:p>
      <text:p text:style-name="P10"><text:tab/><text:tab/>→<text:span text:style-name="T35"> Ergebnis den Stakeholdern präsentieren.</text:span></text:p>
      <text:p text:style-name="P10"><text:tab/><text:tab/>→<text:span text:style-name="T35"> Product Owner dokumentiert noch nicht umgesetzte Anforderungen sowie <text:tab/><text:tab/><text:tab/><text:tab/>Änderungen im Product Backlog.</text:span></text:p>
      <text:p text:style-name="P10"><text:tab/>→<text:span text:style-name="T33"> Sprint Retrospektive </text:span></text:p>
      <text:p text:style-name="P11"><text:tab/><text:tab/>→<text:span text:style-name="T36"> Beteiligte: Product Owner, Team, Scrum Maser.</text:span></text:p>
      <text:p text:style-name="P11"><text:tab/><text:tab/>→<text:span text:style-name="T36"> Was lief im Sprint gut? Was muss verbessert werden?</text:span></text:p>
      <text:p text:style-name="P10"/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7:40:15.633039449</meta:creation-date>
    <meta:generator>LibreOffice/6.0.7.3$Linux_X86_64 LibreOffice_project/00m0$Build-3</meta:generator>
    <dc:date>2019-09-28T13:24:18.250379964</dc:date>
    <meta:editing-duration>P1DT5H50M20S</meta:editing-duration>
    <meta:editing-cycles>55</meta:editing-cycles>
    <meta:document-statistic meta:table-count="0" meta:image-count="0" meta:object-count="0" meta:page-count="3" meta:paragraph-count="124" meta:word-count="740" meta:character-count="5983" meta:non-whitespace-character-count="5178"/>
  </office:meta>
</office:document-meta>
</file>